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9e9" officeooo:paragraph-rsid="0014a9e9"/>
    </style:style>
    <style:style style:name="P2" style:family="paragraph" style:parent-style-name="Standard">
      <style:text-properties officeooo:rsid="0014a9e9" officeooo:paragraph-rsid="001a6620"/>
    </style:style>
    <style:style style:name="P3" style:family="paragraph" style:parent-style-name="Standard">
      <style:text-properties officeooo:rsid="001a6620" officeooo:paragraph-rsid="001a6620"/>
    </style:style>
    <style:style style:name="P4" style:family="paragraph" style:parent-style-name="Standard">
      <style:text-properties officeooo:rsid="001c06c2" officeooo:paragraph-rsid="001c06c2"/>
    </style:style>
    <style:style style:name="P5" style:family="paragraph" style:parent-style-name="Standard">
      <style:text-properties officeooo:rsid="00240349" officeooo:paragraph-rsid="00240349"/>
    </style:style>
    <style:style style:name="P6" style:family="paragraph" style:parent-style-name="Standard">
      <style:text-properties officeooo:rsid="0025d91d" officeooo:paragraph-rsid="00240349"/>
    </style:style>
    <style:style style:name="P7" style:family="paragraph" style:parent-style-name="Standard">
      <style:text-properties officeooo:rsid="0025d91d" officeooo:paragraph-rsid="0025d91d"/>
    </style:style>
    <style:style style:name="P8" style:family="paragraph" style:parent-style-name="Standard">
      <style:text-properties officeooo:rsid="0025d91d" officeooo:paragraph-rsid="0014a9e9"/>
    </style:style>
    <style:style style:name="P9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10" style:family="paragraph" style:parent-style-name="Standard">
      <style:text-properties fo:color="#d4d4d4" loext:opacity="100%" style:font-name="Droid Sans Mono" fo:font-size="10.5pt" fo:font-weight="normal" officeooo:rsid="00240349" officeooo:paragraph-rsid="00240349" fo:background-color="#1e1e1e"/>
    </style:style>
    <style:style style:name="P11" style:family="paragraph" style:parent-style-name="Standard">
      <style:text-properties fo:color="#d4d4d4" loext:opacity="100%" style:font-name="Droid Sans Mono" fo:font-size="10.5pt" fo:font-weight="normal" officeooo:rsid="0025d91d" officeooo:paragraph-rsid="0025d91d" fo:background-color="#1e1e1e"/>
    </style:style>
    <style:style style:name="P12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e1e1e"/>
    </style:style>
    <style:style style:name="P13" style:family="paragraph" style:parent-style-name="Standard">
      <style:paragraph-properties style:line-height-at-least="0.198in"/>
    </style:style>
    <style:style style:name="T1" style:family="text">
      <style:text-properties officeooo:rsid="001607f6"/>
    </style:style>
    <style:style style:name="T2" style:family="text">
      <style:text-properties officeooo:rsid="0017c5a1"/>
    </style:style>
    <style:style style:name="T3" style:family="text">
      <style:text-properties officeooo:rsid="001a6620"/>
    </style:style>
    <style:style style:name="T4" style:family="text">
      <style:text-properties officeooo:rsid="001b7afd"/>
    </style:style>
    <style:style style:name="T5" style:family="text">
      <style:text-properties officeooo:rsid="001c06c2"/>
    </style:style>
    <style:style style:name="T6" style:family="text">
      <style:text-properties officeooo:rsid="001d4abd"/>
    </style:style>
    <style:style style:name="T7" style:family="text">
      <style:text-properties officeooo:rsid="001ea44d"/>
    </style:style>
    <style:style style:name="T8" style:family="text">
      <style:text-properties officeooo:rsid="002066c9"/>
    </style:style>
    <style:style style:name="T9" style:family="text">
      <style:text-properties officeooo:rsid="002159a0"/>
    </style:style>
    <style:style style:name="T10" style:family="text">
      <style:text-properties officeooo:rsid="00221fcb"/>
    </style:style>
    <style:style style:name="T11" style:family="text">
      <style:text-properties officeooo:rsid="00240349"/>
    </style:style>
    <style:style style:name="T12" style:family="text">
      <style:text-properties officeooo:rsid="0024a3f6"/>
    </style:style>
    <style:style style:name="T13" style:family="text">
      <style:text-properties officeooo:rsid="0025d91d"/>
    </style:style>
    <style:style style:name="T14" style:family="text">
      <style:text-properties fo:color="#c586c0" loext:opacity="100%"/>
    </style:style>
    <style:style style:name="T15" style:family="text">
      <style:text-properties fo:color="#4ec9b0" loext:opacity="100%"/>
    </style:style>
    <style:style style:name="T16" style:family="text">
      <style:text-properties fo:color="#9cdcfe" loext:opacity="100%"/>
    </style:style>
    <style:style style:name="T17" style:family="text">
      <style:text-properties fo:color="#569cd6" loext:opacity="100%"/>
    </style:style>
    <style:style style:name="T18" style:family="text">
      <style:text-properties fo:color="#4fc1ff" loext:opacity="100%"/>
    </style:style>
    <style:style style:name="T19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create directory</text:p>
      <text:p text:style-name="P1">- create virtual environment: python -m venv venv</text:p>
      <text:p text:style-name="P1">- activate virtual environment: source venv/bin/activate</text:p>
      <text:p text:style-name="P1">- install django: pip install django==3.2</text:p>
      <text:p text:style-name="P1">- create app: django-admin startproject Striker .</text:p>
      <text:p text:style-name="P1">- create .gitignore: touch .gitignore</text:p>
      <text:p text:style-name="P1">- copy <text:s/>standard “ignores” from <text:a xlink:type="simple" xlink:href="https://github.com/github/gitignore/blob/main/Python.gitignore" text:style-name="Internet_20_link" text:visited-style-name="Visited_20_Internet_20_Link">https://github.com/github/gitignore/blob/main/Python.gitignore</text:a>:</text:p>
      <text:p text:style-name="P1">- <text:span text:style-name="T1">initialize git repository: git init</text:span></text:p>
      <text:p text:style-name="P4">Note: normally projects should use a more robust database. I originally made this project with mariadb backend. I decided to stick to sqlite3 this time b/c of the natural limit to the amount of data is well within the capacity of sqlite3. This also makes the project more easily portable</text:p>
      <text:p text:style-name="P1">- <text:span text:style-name="T1">create the database: python manage.py migrate</text:span></text:p>
      <text:p text:style-name="P1">- <text:span text:style-name="T8">create admin user: python manage.py createsuperuser</text:span></text:p>
      <text:p text:style-name="P1">- <text:span text:style-name="T1">launch application: python manage.py runserver (192.168.0.238:8238)</text:span></text:p>
      <text:p text:style-name="P1">- <text:span text:style-name="T1">add ip address and domain name to ALLOWED_HOSTS in settings.py</text:span></text:p>
      <text:p text:style-name="P1">- <text:span text:style-name="T2">make first commit: git add . &amp;&amp; git commit -a</text:span></text:p>
      <text:p text:style-name="P1">- <text:span text:style-name="T3">on github create repository and choose license</text:span></text:p>
      <text:p text:style-name="P1">- <text:span text:style-name="T3">locally add remote repository: git remote add main </text:span><text:a xlink:type="simple" xlink:href="https://github.com/biscotty666/StrikerGMT.git" text:style-name="Internet_20_link" text:visited-style-name="Visited_20_Internet_20_Link"><text:span text:style-name="T3">https://github.com/biscotty666/StrikerGMT.git</text:span></text:a></text:p>
      <text:p text:style-name="P1">- <text:span text:style-name="T3">fetch the remote repository information: git fetch main</text:span></text:p>
      <text:p text:style-name="P3">- pull files from remote: git pull main main –allow-unrelated-histories (the flag is necessary to “connect” the two histories</text:p>
      <text:p text:style-name="P3">- push local files to remote: <text:span text:style-name="T4">git push main main</text:span></text:p>
      <text:p text:style-name="P3">- <text:span text:style-name="T4">create and switch to the development branch: git checkout -b dev</text:span></text:p>
      <text:p text:style-name="P3">- <text:span text:style-name="T4">set up new branch on remote: git push --set-upstream main dev</text:span></text:p>
      <text:p text:style-name="P3">- <text:span text:style-name="T5">now from the dev branch you can git push main</text:span></text:p>
      <text:p text:style-name="P3">- <text:span text:style-name="T6">merge dev to main: </text:span><text:span text:style-name="T7">git checkout main &amp;&amp; git push –set-upstream main main &amp;&amp; git push main</text:span></text:p>
      <text:p text:style-name="P3">- <text:span text:style-name="T7">switch back to dev: git checkout dev</text:span></text:p>
      <text:p text:style-name="P3"/>
      <text:p text:style-name="P2">- <text:span text:style-name="T8">create directory and files for app: python manage.py startapp StrikerGMT</text:span></text:p>
      <text:p text:style-name="P2">- <text:span text:style-name="T9">in settings.py set TIME_ZONE, </text:span><text:span text:style-name="T10">add StrikerGMT to INSTALLED_APPS</text:span></text:p>
      <text:p text:style-name="P2"/>
      <text:p text:style-name="P2">- <text:span text:style-name="T11">created database models in models.py. Registered app in settings.py with the name StrikerGMT</text:span></text:p>
      <text:p text:style-name="P5">Note: the documentation says to use syntax like StrikerGMT.apps.StrikerConfig but this did not work for me, produced an error that the app did not exist. </text:p>
      <text:p text:style-name="P5">- added models to the admin page by editing admin.py and adding the models</text:p>
      <text:p text:style-name="P5">- create the database tables: python manage.py makemigrations &amp;&amp; python manage.py migrate</text:p>
      <text:p text:style-name="P5">- models (tables) are now accessible on the admin page</text:p>
      <text:p text:style-name="P6"/>
      <text:p text:style-name="P5">- <text:span text:style-name="T12">pip install django-environ</text:span></text:p>
      <text:p text:style-name="P5">- <text:span text:style-name="T13">in settings.py add</text:span></text:p>
      <text:p text:style-name="P10"><text:span text:style-name="T14">import</text:span> environ</text:p>
      <text:p text:style-name="P9"><text:span text:style-name="T14">import</text:span> <text:span text:style-name="T15">os</text:span></text:p>
      <text:p text:style-name="P13"/>
      <text:p text:style-name="P9"><text:span text:style-name="T16">env</text:span> = <text:span text:style-name="T15">environ</text:span>.Env(</text:p>
      <text:p text:style-name="P12"># set casting, default value</text:p>
      <text:p text:style-name="P9"><text:span text:style-name="T16">DEBUG</text:span>=(<text:span text:style-name="T15">bool</text:span>, <text:span text:style-name="T17">True</text:span>)</text:p>
      <text:p text:style-name="P9">)</text:p>
      <text:p text:style-name="P9"><text:span text:style-name="T15">environ</text:span>.Env.read_env()</text:p>
      <text:p text:style-name="P9"/>
      <text:p text:style-name="P11"><text:soft-page-break/><text:span text:style-name="T18">SECRET_KEY</text:span> = <text:span text:style-name="T16">env</text:span>(<text:span text:style-name="T19">'SECRET_KEY'</text:span>)</text:p>
      <text:p text:style-name="P7"/>
      <text:p text:style-name="P7">create .env in same directory as settings.py</text:p>
      <text:p text:style-name="P11"><text:span text:style-name="T17">SECRET_KEY</text:span>=<text:span text:style-name="T19">'long generated string’</text:span></text:p>
      <text:p text:style-name="P7"/>
      <text:p text:style-name="P8"/>
      <text:p text:style-name="P7">Note: I tried to do the same with ALLOWED_HOSTS but it didn’t work, so I changed settings.py to ALLOWED_HOSTS=[‘*’]. This is probably better anyway for ease of deployment on different hosts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7:18:20.133673888</meta:creation-date>
    <dc:date>2022-10-20T09:28:12.437726203</dc:date>
    <meta:editing-duration>PT1H5M19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2" meta:paragraph-count="44" meta:word-count="421" meta:character-count="2688" meta:non-whitespace-character-count="2310"/>
  </office:meta>
</office:document-meta>
</file>